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mic Sans MS" svg:font-family="'Comic Sans MS'"/>
    <style:font-face style:name="Mangal1" svg:font-family="Mangal"/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1"/>
    </style:style>
    <style:style style:name="T1" style:family="text">
      <style:text-properties style:font-name="Verdana1"/>
    </style:style>
    <style:style style:name="T2" style:family="text">
      <style:text-properties style:font-name="Verdana1"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66" style:font-name="Verdana1"/>
    </style:style>
    <style:style style:name="T5" style:family="text">
      <style:text-properties fo:color="#000066" style:font-name="Verdana1" fo:font-weight="bold"/>
    </style:style>
    <style:style style:name="T6" style:family="text">
      <style:text-properties fo:color="#000066" style:font-name="Verdana1" style:text-underline-style="solid" style:text-underline-width="auto" style:text-underline-color="font-color" fo:font-weight="bold"/>
    </style:style>
    <style:style style:name="T7" style:family="text">
      <style:text-properties style:text-underline-style="solid" style:text-underline-width="auto" style:text-underline-color="font-color" fo:font-weight="bold"/>
    </style:style>
    <style:style style:name="T8" style:family="text">
      <style:text-properties fo:color="#660066" style:font-name="Verdana1"/>
    </style:style>
    <style:style style:name="T9" style:family="text">
      <style:text-properties fo:color="#660066" style:font-name="Verdana1" style:text-underline-style="solid" style:text-underline-width="auto" style:text-underline-color="font-color" fo:font-weight="bold"/>
    </style:style>
    <style:style style:name="T10" style:family="text">
      <style:text-properties fo:color="#000080" style:font-name="Verdan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7">Crockpot Lasagna<text:line-break/></text:span>3 cups cottage cheese<text:line-break/>2 eggs<text:line-break/>2 t dried parsley<text:line-break/>8 to 10 lasagna noodles, uncooked<text:line-break/>Spaghetti sauce, see recipe below<text:line-break/>3 to 4 cups mozzarella cheese<text:line-break/><text:line-break/>Spray a large 5 or 6 quart crockpot with a non stick spray such as Pam. In a small bowl combine cottage cheese, eggs and parsley, set aside. Put a layer of lasagna noodles on the bottom of the crockpot, breaking them if needed to fit. Spoon 1/3 of the sauce over the noodles. Then spoon 1/3 of the cottage cheese and 1/3 of the mozzarella cheese over this. Repeat layers 2 more times. Cook on low for 5 to 6 hours. Before serving, turn off crockpot and remove lid and let it sit for a bit to cool down and firm it up for serving. <text:line-break/><text:line-break/><text:span text:style-name="T7">Spaghetti Sauce<text:line-break/></text:span>1lb. hamburger<text:line-break/>1 onion, chopped<text:line-break/>1 green or red pepper, chopped (or any type of peppers, I use mini peppers and use several of them)<text:line-break/>4 to 5 large mushrooms (or more small ones), chopped<text:line-break/>2- 14oz cans diced tomatoes<text:line-break/>1- 8oz can tomato sauce<text:line-break/>1- 6oz can tomato paste<text:line-break/>1 ½ T Italian seasonings<text:line-break/>2 t salt<text:line-break/>1 T cane juice crystals<text:line-break/>small amount of water to thin sauce<text:line-break/><text:line-break/><text:line-break/>In a large frying pan or sauce pan cook hamburger, onions, peppers and mushrooms until meat is no longer pink and veggies are tender. <text:line-break/><text:line-break/>In a blender puree diced tomatoes and add to hamburger/veggie mix. Add the tomato sauce and paste, Italian seasonings, salt and cane juice crystals. You can thin out the sauce with a little bit of water, you want it a little thinner than normally because the lasagna noodles will absorb the liquid. Use the sauce in the above Crockpot Lasagna recip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mic Sans MS" svg:font-family="'Comic Sans MS'"/>
    <style:font-face style:name="Mangal1" svg:font-family="Mangal"/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Verdana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Verdan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ystal Miller</meta:initial-creator>
    <meta:creation-date>2017-05-06T17:59:08.21</meta:creation-date>
    <dc:date>2017-05-06T18:16:10.72</dc:date>
    <dc:creator>Crystal Miller</dc:creator>
    <meta:editing-duration>PT1M25S</meta:editing-duration>
    <meta:editing-cycles>1</meta:editing-cycles>
    <meta:generator>OpenOffice/4.1.1$Win32 OpenOffice.org_project/411m6$Build-9775</meta:generator>
    <meta:document-statistic meta:table-count="0" meta:image-count="0" meta:object-count="0" meta:page-count="1" meta:paragraph-count="1" meta:word-count="292" meta:character-count="1555"/>
  </office:meta>
</office:document-meta>
</file>